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24.4pt"/>
    </style:style>
    <style:style style:name="co2" style:family="table-column">
      <style:table-column-properties fo:break-before="auto" style:column-width="50.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results.2019-11-04_1839.table" table:style-name="ta1">
        <table:table-column table:style-name="co1" table:default-cell-style-name="Default"/>
        <table:table-column table:style-name="co2" table:number-columns-repeated="63" table:default-cell-style-name="Default"/>
        <table:table-row table:style-name="ro1">
          <table:table-cell office:value-type="string" calcext:value-type="string">
            <text:p>tool</text:p>
          </table:table-cell>
          <table:table-cell table:number-columns-repeated="9" office:value-type="string" calcext:value-type="string">
            <text:p>Tbf Test-suite Validator v1.2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run set</text:p>
          </table:table-cell>
          <table:table-cell office:value-type="string" calcext:value-type="string">
            <text:p>test-comp19_prop-coverage-error-call.ReachSafety-Arrays</text:p>
          </table:table-cell>
          <table:table-cell office:value-type="string" calcext:value-type="string">
            <text:p>test-comp19_prop-coverage-error-call.ReachSafety-BitVectors</text:p>
          </table:table-cell>
          <table:table-cell office:value-type="string" calcext:value-type="string">
            <text:p>test-comp19_prop-coverage-error-call.ReachSafety-ControlFlow</text:p>
          </table:table-cell>
          <table:table-cell office:value-type="string" calcext:value-type="string">
            <text:p>test-comp19_prop-coverage-error-call.ReachSafety-ECA</text:p>
          </table:table-cell>
          <table:table-cell office:value-type="string" calcext:value-type="string">
            <text:p>test-comp19_prop-coverage-error-call.ReachSafety-Floats</text:p>
          </table:table-cell>
          <table:table-cell office:value-type="string" calcext:value-type="string">
            <text:p>test-comp19_prop-coverage-error-call.ReachSafety-Heap</text:p>
          </table:table-cell>
          <table:table-cell office:value-type="string" calcext:value-type="string">
            <text:p>test-comp19_prop-coverage-error-call.ReachSafety-Loops</text:p>
          </table:table-cell>
          <table:table-cell office:value-type="string" calcext:value-type="string">
            <text:p>test-comp19_prop-coverage-error-call.ReachSafety-Recursive</text:p>
          </table:table-cell>
          <table:table-cell office:value-type="string" calcext:value-type="string">
            <text:p>test-comp19_prop-coverage-error-call.ReachSafety-Sequentialized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../sv-benchmarks/c/</text:p>
          </table:table-cell>
          <table:table-cell table:number-columns-repeated="9" office:value-type="string" calcext:value-type="string">
            <text:p>status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seq-mthreaded/pals_STARTPALS_ActiveStandby.1.ufo.BOUNDED-10.pals.yml</text:p>
          </table:table-cell>
          <table:table-cell table:number-columns-repeated="8"/>
          <table:table-cell table:style-name="ce1" office:value-type="string" calcext:value-type="string">
            <text:p>tru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seq-mthreaded/pals_STARTPALS_ActiveStandby.1.ufo.UNBOUNDED.pals.yml</text:p>
          </table:table-cell>
          <table:table-cell table:number-columns-repeated="8"/>
          <table:table-cell table:style-name="ce1" office:value-type="string" calcext:value-type="string">
            <text:p>tru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seq-mthreaded/pals_STARTPALS_ActiveStandby.4_1.ufo.BOUNDED-10.pals.yml</text:p>
          </table:table-cell>
          <table:table-cell table:number-columns-repeated="8"/>
          <table:table-cell table:style-name="ce1" office:value-type="string" calcext:value-type="string">
            <text:p>tru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seq-mthreaded/pals_STARTPALS_ActiveStandby.4_1.ufo.UNBOUNDED.pals.yml</text:p>
          </table:table-cell>
          <table:table-cell table:number-columns-repeated="8"/>
          <table:table-cell office:value-type="string" calcext:value-type="string">
            <text:p>unknown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seq-mthreaded/pals_STARTPALS_ActiveStandby.4_2.ufo.BOUNDED-10.pals.yml</text:p>
          </table:table-cell>
          <table:table-cell table:number-columns-repeated="8"/>
          <table:table-cell office:value-type="string" calcext:value-type="string">
            <text:p>unknown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seq-mthreaded/pals_STARTPALS_ActiveStandby.4_2.ufo.UNBOUNDED.pals.yml</text:p>
          </table:table-cell>
          <table:table-cell table:number-columns-repeated="8"/>
          <table:table-cell office:value-type="string" calcext:value-type="string">
            <text:p>unknown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seq-mthreaded/pals_STARTPALS_ActiveStandby.5.ufo.BOUNDED-10.pals.yml</text:p>
          </table:table-cell>
          <table:table-cell table:number-columns-repeated="8"/>
          <table:table-cell office:value-type="string" calcext:value-type="string">
            <text:p>unknown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seq-mthreaded/pals_STARTPALS_ActiveStandby.5.ufo.UNBOUNDED.pals.yml</text:p>
          </table:table-cell>
          <table:table-cell table:number-columns-repeated="8"/>
          <table:table-cell office:value-type="string" calcext:value-type="string">
            <text:p>unknown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seq-mthreaded/pals_STARTPALS_Triplicated.1.ufo.BOUNDED-10.pals.yml</text:p>
          </table:table-cell>
          <table:table-cell table:number-columns-repeated="8"/>
          <table:table-cell table:style-name="ce1" office:value-type="string" calcext:value-type="string">
            <text:p>tru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seq-mthreaded/pals_STARTPALS_Triplicated.1.ufo.UNBOUNDED.pals.yml</text:p>
          </table:table-cell>
          <table:table-cell table:number-columns-repeated="8"/>
          <table:table-cell office:value-type="string" calcext:value-type="string">
            <text:p>unknown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seq-mthreaded/pals_STARTPALS_Triplicated.2.ufo.BOUNDED-10.pals.yml</text:p>
          </table:table-cell>
          <table:table-cell table:number-columns-repeated="8"/>
          <table:table-cell office:value-type="string" calcext:value-type="string">
            <text:p>unknown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seq-mthreaded/pals_STARTPALS_Triplicated.2.ufo.UNBOUNDED.pals.yml</text:p>
          </table:table-cell>
          <table:table-cell table:number-columns-repeated="8"/>
          <table:table-cell office:value-type="string" calcext:value-type="string">
            <text:p>unknown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seq-mthreaded/pals_floodmax.3.1.ufo.BOUNDED-6.pals.yml</text:p>
          </table:table-cell>
          <table:table-cell table:number-columns-repeated="8"/>
          <table:table-cell office:value-type="string" calcext:value-type="string">
            <text:p>unknown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seq-mthreaded/pals_floodmax.3.1.ufo.UNBOUNDED.pals.yml</text:p>
          </table:table-cell>
          <table:table-cell table:number-columns-repeated="8"/>
          <table:table-cell office:value-type="string" calcext:value-type="string">
            <text:p>unknown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seq-mthreaded/pals_floodmax.3.2.ufo.BOUNDED-6.pals.yml</text:p>
          </table:table-cell>
          <table:table-cell table:number-columns-repeated="8"/>
          <table:table-cell office:value-type="string" calcext:value-type="string">
            <text:p>unknown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seq-mthreaded/pals_floodmax.3.2.ufo.UNBOUNDED.pals.yml</text:p>
          </table:table-cell>
          <table:table-cell table:number-columns-repeated="8"/>
          <table:table-cell office:value-type="string" calcext:value-type="string">
            <text:p>unknown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seq-mthreaded/pals_floodmax.3.3.ufo.BOUNDED-6.pals.yml</text:p>
          </table:table-cell>
          <table:table-cell table:number-columns-repeated="8"/>
          <table:table-cell office:value-type="string" calcext:value-type="string">
            <text:p>unknown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seq-mthreaded/pals_floodmax.3.3.ufo.UNBOUNDED.pals.yml</text:p>
          </table:table-cell>
          <table:table-cell table:number-columns-repeated="8"/>
          <table:table-cell office:value-type="string" calcext:value-type="string">
            <text:p>unknown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seq-mthreaded/pals_floodmax.3.4.ufo.BOUNDED-6.pals.yml</text:p>
          </table:table-cell>
          <table:table-cell table:number-columns-repeated="8"/>
          <table:table-cell office:value-type="string" calcext:value-type="string">
            <text:p>unknown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seq-mthreaded/pals_floodmax.3.4.ufo.UNBOUNDED.pals.yml</text:p>
          </table:table-cell>
          <table:table-cell table:number-columns-repeated="8"/>
          <table:table-cell office:value-type="string" calcext:value-type="string">
            <text:p>unknown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seq-mthreaded/pals_floodmax.3_overflow.ufo.UNBOUNDED.pals.yml</text:p>
          </table:table-cell>
          <table:table-cell table:number-columns-repeated="8"/>
          <table:table-cell office:value-type="string" calcext:value-type="string">
            <text:p>unknown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seq-mthreaded/pals_floodmax.4.1.ufo.BOUNDED-8.pals.yml</text:p>
          </table:table-cell>
          <table:table-cell table:number-columns-repeated="8"/>
          <table:table-cell office:value-type="string" calcext:value-type="string">
            <text:p>unknown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seq-mthreaded/pals_floodmax.4.1.ufo.UNBOUNDED.pals.yml</text:p>
          </table:table-cell>
          <table:table-cell table:number-columns-repeated="8"/>
          <table:table-cell office:value-type="string" calcext:value-type="string">
            <text:p>unknown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seq-mthreaded/pals_floodmax.4.2.ufo.BOUNDED-8.pals.yml</text:p>
          </table:table-cell>
          <table:table-cell table:number-columns-repeated="8"/>
          <table:table-cell office:value-type="string" calcext:value-type="string">
            <text:p>unknown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seq-mthreaded/pals_floodmax.4.2.ufo.UNBOUNDED.pals.yml</text:p>
          </table:table-cell>
          <table:table-cell table:number-columns-repeated="8"/>
          <table:table-cell office:value-type="string" calcext:value-type="string">
            <text:p>unknown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seq-mthreaded/pals_floodmax.4.3.ufo.BOUNDED-8.pals.yml</text:p>
          </table:table-cell>
          <table:table-cell table:number-columns-repeated="8"/>
          <table:table-cell office:value-type="string" calcext:value-type="string">
            <text:p>unknown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seq-mthreaded/pals_floodmax.4.3.ufo.UNBOUNDED.pals.yml</text:p>
          </table:table-cell>
          <table:table-cell table:number-columns-repeated="8"/>
          <table:table-cell office:value-type="string" calcext:value-type="string">
            <text:p>unknown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seq-mthreaded/pals_floodmax.4.4.ufo.BOUNDED-8.pals.yml</text:p>
          </table:table-cell>
          <table:table-cell table:number-columns-repeated="8"/>
          <table:table-cell office:value-type="string" calcext:value-type="string">
            <text:p>unknown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seq-mthreaded/pals_floodmax.4.4.ufo.UNBOUNDED.pals.yml</text:p>
          </table:table-cell>
          <table:table-cell table:number-columns-repeated="8"/>
          <table:table-cell office:value-type="string" calcext:value-type="string">
            <text:p>unknown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seq-mthreaded/pals_floodmax.4_overflow.ufo.UNBOUNDED.pals.yml</text:p>
          </table:table-cell>
          <table:table-cell table:number-columns-repeated="8"/>
          <table:table-cell office:value-type="string" calcext:value-type="string">
            <text:p>unknown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seq-mthreaded/pals_floodmax.5.1.ufo.BOUNDED-10.pals.yml</text:p>
          </table:table-cell>
          <table:table-cell table:number-columns-repeated="8"/>
          <table:table-cell office:value-type="string" calcext:value-type="string">
            <text:p>unknown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seq-mthreaded/pals_floodmax.5.1.ufo.UNBOUNDED.pals.yml</text:p>
          </table:table-cell>
          <table:table-cell table:number-columns-repeated="8"/>
          <table:table-cell office:value-type="string" calcext:value-type="string">
            <text:p>unknown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seq-mthreaded/pals_floodmax.5.2.ufo.BOUNDED-10.pals.yml</text:p>
          </table:table-cell>
          <table:table-cell table:number-columns-repeated="8"/>
          <table:table-cell office:value-type="string" calcext:value-type="string">
            <text:p>unknown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seq-mthreaded/pals_floodmax.5.2.ufo.UNBOUNDED.pals.yml</text:p>
          </table:table-cell>
          <table:table-cell table:number-columns-repeated="8"/>
          <table:table-cell office:value-type="string" calcext:value-type="string">
            <text:p>unknown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seq-mthreaded/pals_floodmax.5.3.ufo.BOUNDED-10.pals.yml</text:p>
          </table:table-cell>
          <table:table-cell table:number-columns-repeated="8"/>
          <table:table-cell office:value-type="string" calcext:value-type="string">
            <text:p>unknown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seq-mthreaded/pals_floodmax.5.3.ufo.UNBOUNDED.pals.yml</text:p>
          </table:table-cell>
          <table:table-cell table:number-columns-repeated="8"/>
          <table:table-cell office:value-type="string" calcext:value-type="string">
            <text:p>unknown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seq-mthreaded/pals_floodmax.5.4.ufo.BOUNDED-10.pals.yml</text:p>
          </table:table-cell>
          <table:table-cell table:number-columns-repeated="8"/>
          <table:table-cell office:value-type="string" calcext:value-type="string">
            <text:p>unknown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seq-mthreaded/pals_floodmax.5.4.ufo.UNBOUNDED.pals.yml</text:p>
          </table:table-cell>
          <table:table-cell table:number-columns-repeated="8"/>
          <table:table-cell office:value-type="string" calcext:value-type="string">
            <text:p>unknown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seq-mthreaded/pals_floodmax.5_overflow.ufo.UNBOUNDED.pals.yml</text:p>
          </table:table-cell>
          <table:table-cell table:number-columns-repeated="8"/>
          <table:table-cell office:value-type="string" calcext:value-type="string">
            <text:p>unknown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seq-mthreaded/pals_lcr-var-start-time.3.1.ufo.BOUNDED-6.pals.yml</text:p>
          </table:table-cell>
          <table:table-cell table:number-columns-repeated="8"/>
          <table:table-cell office:value-type="string" calcext:value-type="string">
            <text:p>unknown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seq-mthreaded/pals_lcr-var-start-time.3.1.ufo.UNBOUNDED.pals.yml</text:p>
          </table:table-cell>
          <table:table-cell table:number-columns-repeated="8"/>
          <table:table-cell office:value-type="string" calcext:value-type="string">
            <text:p>unknown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seq-mthreaded/pals_lcr-var-start-time.3.2.ufo.BOUNDED-6.pals.yml</text:p>
          </table:table-cell>
          <table:table-cell table:number-columns-repeated="8"/>
          <table:table-cell table:style-name="ce1" office:value-type="string" calcext:value-type="string">
            <text:p>tru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seq-mthreaded/pals_lcr-var-start-time.3.2.ufo.UNBOUNDED.pals.yml</text:p>
          </table:table-cell>
          <table:table-cell table:number-columns-repeated="8"/>
          <table:table-cell table:style-name="ce1" office:value-type="string" calcext:value-type="string">
            <text:p>tru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seq-mthreaded/pals_lcr-var-start-time.4.1.ufo.BOUNDED-8.pals.yml</text:p>
          </table:table-cell>
          <table:table-cell table:number-columns-repeated="8"/>
          <table:table-cell office:value-type="string" calcext:value-type="string">
            <text:p>unknown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seq-mthreaded/pals_lcr-var-start-time.4.1.ufo.UNBOUNDED.pals.yml</text:p>
          </table:table-cell>
          <table:table-cell table:number-columns-repeated="8"/>
          <table:table-cell office:value-type="string" calcext:value-type="string">
            <text:p>unknown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seq-mthreaded/pals_lcr-var-start-time.4.2.ufo.BOUNDED-8.pals.yml</text:p>
          </table:table-cell>
          <table:table-cell table:number-columns-repeated="8"/>
          <table:table-cell table:style-name="ce1" office:value-type="string" calcext:value-type="string">
            <text:p>tru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seq-mthreaded/pals_lcr-var-start-time.4.2.ufo.UNBOUNDED.pals.yml</text:p>
          </table:table-cell>
          <table:table-cell table:number-columns-repeated="8"/>
          <table:table-cell table:style-name="ce1" office:value-type="string" calcext:value-type="string">
            <text:p>tru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seq-mthreaded/pals_lcr-var-start-time.5.1.ufo.BOUNDED-10.pals.yml</text:p>
          </table:table-cell>
          <table:table-cell table:number-columns-repeated="8"/>
          <table:table-cell office:value-type="string" calcext:value-type="string">
            <text:p>unknown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seq-mthreaded/pals_lcr-var-start-time.5.1.ufo.UNBOUNDED.pals.yml</text:p>
          </table:table-cell>
          <table:table-cell table:number-columns-repeated="8"/>
          <table:table-cell office:value-type="string" calcext:value-type="string">
            <text:p>unknown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seq-mthreaded/pals_lcr-var-start-time.5.2.ufo.BOUNDED-10.pals.yml</text:p>
          </table:table-cell>
          <table:table-cell table:number-columns-repeated="8"/>
          <table:table-cell office:value-type="string" calcext:value-type="string">
            <text:p>unknown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seq-mthreaded/pals_lcr-var-start-time.5.2.ufo.UNBOUNDED.pals.yml</text:p>
          </table:table-cell>
          <table:table-cell table:number-columns-repeated="8"/>
          <table:table-cell table:style-name="ce1" office:value-type="string" calcext:value-type="string">
            <text:p>tru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seq-mthreaded/pals_lcr-var-start-time.6.1.ufo.BOUNDED-12.pals.yml</text:p>
          </table:table-cell>
          <table:table-cell table:number-columns-repeated="8"/>
          <table:table-cell office:value-type="string" calcext:value-type="string">
            <text:p>unknown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seq-mthreaded/pals_lcr-var-start-time.6.1.ufo.UNBOUNDED.pals.yml</text:p>
          </table:table-cell>
          <table:table-cell table:number-columns-repeated="8"/>
          <table:table-cell office:value-type="string" calcext:value-type="string">
            <text:p>unknown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seq-mthreaded/pals_lcr-var-start-time.6.2.ufo.BOUNDED-12.pals.yml</text:p>
          </table:table-cell>
          <table:table-cell table:number-columns-repeated="8"/>
          <table:table-cell office:value-type="string" calcext:value-type="string">
            <text:p>unknown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seq-mthreaded/pals_lcr-var-start-time.6.2.ufo.UNBOUNDED.pals.yml</text:p>
          </table:table-cell>
          <table:table-cell table:number-columns-repeated="8"/>
          <table:table-cell office:value-type="string" calcext:value-type="string">
            <text:p>unknown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seq-mthreaded/pals_lcr.3.1.ufo.BOUNDED-6.pals.yml</text:p>
          </table:table-cell>
          <table:table-cell table:number-columns-repeated="8"/>
          <table:table-cell office:value-type="string" calcext:value-type="string">
            <text:p>unknown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seq-mthreaded/pals_lcr.3.1.ufo.UNBOUNDED.pals.yml</text:p>
          </table:table-cell>
          <table:table-cell table:number-columns-repeated="8"/>
          <table:table-cell table:style-name="ce1" office:value-type="string" calcext:value-type="string">
            <text:p>tru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seq-mthreaded/pals_lcr.3_overflow.ufo.UNBOUNDED.pals.yml</text:p>
          </table:table-cell>
          <table:table-cell table:number-columns-repeated="8"/>
          <table:table-cell table:style-name="ce1" office:value-type="string" calcext:value-type="string">
            <text:p>tru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seq-mthreaded/pals_lcr.4.1.ufo.BOUNDED-8.pals.yml</text:p>
          </table:table-cell>
          <table:table-cell table:number-columns-repeated="8"/>
          <table:table-cell table:style-name="ce1" office:value-type="string" calcext:value-type="string">
            <text:p>tru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seq-mthreaded/pals_lcr.4.1.ufo.UNBOUNDED.pals.yml</text:p>
          </table:table-cell>
          <table:table-cell table:number-columns-repeated="8"/>
          <table:table-cell office:value-type="string" calcext:value-type="string">
            <text:p>unknown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seq-mthreaded/pals_lcr.4_overflow.ufo.UNBOUNDED.pals.yml</text:p>
          </table:table-cell>
          <table:table-cell table:number-columns-repeated="8"/>
          <table:table-cell table:style-name="ce1" office:value-type="string" calcext:value-type="string">
            <text:p>tru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seq-mthreaded/pals_lcr.5.1.ufo.BOUNDED-10.pals.yml</text:p>
          </table:table-cell>
          <table:table-cell table:number-columns-repeated="8"/>
          <table:table-cell office:value-type="string" calcext:value-type="string">
            <text:p>unknown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seq-mthreaded/pals_lcr.5.1.ufo.UNBOUNDED.pals.yml</text:p>
          </table:table-cell>
          <table:table-cell table:number-columns-repeated="8"/>
          <table:table-cell office:value-type="string" calcext:value-type="string">
            <text:p>unknown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seq-mthreaded/pals_lcr.5_overflow.ufo.UNBOUNDED.pals.yml</text:p>
          </table:table-cell>
          <table:table-cell table:number-columns-repeated="8"/>
          <table:table-cell table:style-name="ce1" office:value-type="string" calcext:value-type="string">
            <text:p>tru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seq-mthreaded/pals_lcr.6.1.ufo.BOUNDED-12.pals.yml</text:p>
          </table:table-cell>
          <table:table-cell table:number-columns-repeated="8"/>
          <table:table-cell office:value-type="string" calcext:value-type="string">
            <text:p>unknown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seq-mthreaded/pals_lcr.6.1.ufo.UNBOUNDED.pals.yml</text:p>
          </table:table-cell>
          <table:table-cell table:number-columns-repeated="8"/>
          <table:table-cell office:value-type="string" calcext:value-type="string">
            <text:p>unknown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seq-mthreaded/pals_lcr.6_overflow.ufo.UNBOUNDED.pals.yml</text:p>
          </table:table-cell>
          <table:table-cell table:number-columns-repeated="8"/>
          <table:table-cell table:style-name="ce1" office:value-type="string" calcext:value-type="string">
            <text:p>tru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seq-mthreaded/pals_lcr.7.1.ufo.BOUNDED-14.pals.yml</text:p>
          </table:table-cell>
          <table:table-cell table:number-columns-repeated="8"/>
          <table:table-cell office:value-type="string" calcext:value-type="string">
            <text:p>unknown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seq-mthreaded/pals_lcr.7.1.ufo.UNBOUNDED.pals.yml</text:p>
          </table:table-cell>
          <table:table-cell table:number-columns-repeated="8"/>
          <table:table-cell office:value-type="string" calcext:value-type="string">
            <text:p>unknown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seq-mthreaded/pals_lcr.7_overflow.ufo.UNBOUNDED.pals.yml</text:p>
          </table:table-cell>
          <table:table-cell table:number-columns-repeated="8"/>
          <table:table-cell office:value-type="string" calcext:value-type="string">
            <text:p>unknown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seq-mthreaded/pals_lcr.8.1.ufo.BOUNDED-16.pals.yml</text:p>
          </table:table-cell>
          <table:table-cell table:number-columns-repeated="8"/>
          <table:table-cell office:value-type="string" calcext:value-type="string">
            <text:p>unknown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seq-mthreaded/pals_lcr.8.1.ufo.UNBOUNDED.pals.yml</text:p>
          </table:table-cell>
          <table:table-cell table:number-columns-repeated="8"/>
          <table:table-cell office:value-type="string" calcext:value-type="string">
            <text:p>unknown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seq-mthreaded/pals_lcr.8_overflow.ufo.UNBOUNDED.pals.yml</text:p>
          </table:table-cell>
          <table:table-cell table:number-columns-repeated="8"/>
          <table:table-cell office:value-type="string" calcext:value-type="string">
            <text:p>unknown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seq-mthreaded/pals_opt-floodmax.3.1.ufo.BOUNDED-6.pals.yml</text:p>
          </table:table-cell>
          <table:table-cell table:number-columns-repeated="8"/>
          <table:table-cell office:value-type="string" calcext:value-type="string">
            <text:p>unknown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seq-mthreaded/pals_opt-floodmax.3.1.ufo.UNBOUNDED.pals.yml</text:p>
          </table:table-cell>
          <table:table-cell table:number-columns-repeated="8"/>
          <table:table-cell office:value-type="string" calcext:value-type="string">
            <text:p>unknown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seq-mthreaded/pals_opt-floodmax.3.2.ufo.BOUNDED-6.pals.yml</text:p>
          </table:table-cell>
          <table:table-cell table:number-columns-repeated="8"/>
          <table:table-cell office:value-type="string" calcext:value-type="string">
            <text:p>unknown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seq-mthreaded/pals_opt-floodmax.3.2.ufo.UNBOUNDED.pals.yml</text:p>
          </table:table-cell>
          <table:table-cell table:number-columns-repeated="8"/>
          <table:table-cell office:value-type="string" calcext:value-type="string">
            <text:p>unknown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seq-mthreaded/pals_opt-floodmax.3.3.ufo.BOUNDED-6.pals.yml</text:p>
          </table:table-cell>
          <table:table-cell table:number-columns-repeated="8"/>
          <table:table-cell office:value-type="string" calcext:value-type="string">
            <text:p>unknown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seq-mthreaded/pals_opt-floodmax.3.3.ufo.UNBOUNDED.pals.yml</text:p>
          </table:table-cell>
          <table:table-cell table:number-columns-repeated="8"/>
          <table:table-cell office:value-type="string" calcext:value-type="string">
            <text:p>unknown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seq-mthreaded/pals_opt-floodmax.3.4.ufo.BOUNDED-6.pals.yml</text:p>
          </table:table-cell>
          <table:table-cell table:number-columns-repeated="8"/>
          <table:table-cell office:value-type="string" calcext:value-type="string">
            <text:p>unknown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seq-mthreaded/pals_opt-floodmax.3.4.ufo.UNBOUNDED.pals.yml</text:p>
          </table:table-cell>
          <table:table-cell table:number-columns-repeated="8"/>
          <table:table-cell office:value-type="string" calcext:value-type="string">
            <text:p>unknown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seq-mthreaded/pals_opt-floodmax.3_overflow.ufo.UNBOUNDED.pals.yml</text:p>
          </table:table-cell>
          <table:table-cell table:number-columns-repeated="8"/>
          <table:table-cell office:value-type="string" calcext:value-type="string">
            <text:p>unknown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seq-mthreaded/pals_opt-floodmax.4.1.ufo.BOUNDED-8.pals.yml</text:p>
          </table:table-cell>
          <table:table-cell table:number-columns-repeated="8"/>
          <table:table-cell office:value-type="string" calcext:value-type="string">
            <text:p>unknown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seq-mthreaded/pals_opt-floodmax.4.1.ufo.UNBOUNDED.pals.yml</text:p>
          </table:table-cell>
          <table:table-cell table:number-columns-repeated="8"/>
          <table:table-cell office:value-type="string" calcext:value-type="string">
            <text:p>unknown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seq-mthreaded/pals_opt-floodmax.4.2.ufo.BOUNDED-8.pals.yml</text:p>
          </table:table-cell>
          <table:table-cell table:number-columns-repeated="8"/>
          <table:table-cell office:value-type="string" calcext:value-type="string">
            <text:p>unknown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seq-mthreaded/pals_opt-floodmax.4.2.ufo.UNBOUNDED.pals.yml</text:p>
          </table:table-cell>
          <table:table-cell table:number-columns-repeated="8"/>
          <table:table-cell office:value-type="string" calcext:value-type="string">
            <text:p>unknown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seq-mthreaded/pals_opt-floodmax.4.3.ufo.BOUNDED-8.pals.yml</text:p>
          </table:table-cell>
          <table:table-cell table:number-columns-repeated="8"/>
          <table:table-cell office:value-type="string" calcext:value-type="string">
            <text:p>unknown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seq-mthreaded/pals_opt-floodmax.4.3.ufo.UNBOUNDED.pals.yml</text:p>
          </table:table-cell>
          <table:table-cell table:number-columns-repeated="8"/>
          <table:table-cell office:value-type="string" calcext:value-type="string">
            <text:p>unknown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seq-mthreaded/pals_opt-floodmax.4.4.ufo.BOUNDED-8.pals.yml</text:p>
          </table:table-cell>
          <table:table-cell table:number-columns-repeated="8"/>
          <table:table-cell office:value-type="string" calcext:value-type="string">
            <text:p>unknown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seq-mthreaded/pals_opt-floodmax.4.4.ufo.UNBOUNDED.pals.yml</text:p>
          </table:table-cell>
          <table:table-cell table:number-columns-repeated="8"/>
          <table:table-cell office:value-type="string" calcext:value-type="string">
            <text:p>unknown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seq-mthreaded/pals_opt-floodmax.4_overflow.ufo.UNBOUNDED.pals.yml</text:p>
          </table:table-cell>
          <table:table-cell table:number-columns-repeated="8"/>
          <table:table-cell office:value-type="string" calcext:value-type="string">
            <text:p>unknown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seq-mthreaded/pals_opt-floodmax.5.1.ufo.BOUNDED-10.pals.yml</text:p>
          </table:table-cell>
          <table:table-cell table:number-columns-repeated="8"/>
          <table:table-cell office:value-type="string" calcext:value-type="string">
            <text:p>unknown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seq-mthreaded/pals_opt-floodmax.5.1.ufo.UNBOUNDED.pals.yml</text:p>
          </table:table-cell>
          <table:table-cell table:number-columns-repeated="8"/>
          <table:table-cell office:value-type="string" calcext:value-type="string">
            <text:p>unknown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seq-mthreaded/pals_opt-floodmax.5.2.ufo.BOUNDED-10.pals.yml</text:p>
          </table:table-cell>
          <table:table-cell table:number-columns-repeated="8"/>
          <table:table-cell office:value-type="string" calcext:value-type="string">
            <text:p>unknown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seq-mthreaded/pals_opt-floodmax.5.2.ufo.UNBOUNDED.pals.yml</text:p>
          </table:table-cell>
          <table:table-cell table:number-columns-repeated="8"/>
          <table:table-cell office:value-type="string" calcext:value-type="string">
            <text:p>unknown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seq-mthreaded/pals_opt-floodmax.5.3.ufo.BOUNDED-10.pals.yml</text:p>
          </table:table-cell>
          <table:table-cell table:number-columns-repeated="8"/>
          <table:table-cell office:value-type="string" calcext:value-type="string">
            <text:p>unknown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seq-mthreaded/pals_opt-floodmax.5.3.ufo.UNBOUNDED.pals.yml</text:p>
          </table:table-cell>
          <table:table-cell table:number-columns-repeated="8"/>
          <table:table-cell office:value-type="string" calcext:value-type="string">
            <text:p>unknown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seq-mthreaded/pals_opt-floodmax.5.4.ufo.BOUNDED-10.pals.yml</text:p>
          </table:table-cell>
          <table:table-cell table:number-columns-repeated="8"/>
          <table:table-cell office:value-type="string" calcext:value-type="string">
            <text:p>unknown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seq-mthreaded/pals_opt-floodmax.5.4.ufo.UNBOUNDED.pals.yml</text:p>
          </table:table-cell>
          <table:table-cell table:number-columns-repeated="8"/>
          <table:table-cell office:value-type="string" calcext:value-type="string">
            <text:p>unknown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seq-mthreaded/pals_opt-floodmax.5_overflow.ufo.UNBOUNDED.pals.yml</text:p>
          </table:table-cell>
          <table:table-cell table:number-columns-repeated="8"/>
          <table:table-cell office:value-type="string" calcext:value-type="string">
            <text:p>unknown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recursive/Ackermann02.yml</text:p>
          </table:table-cell>
          <table:table-cell table:number-columns-repeated="7"/>
          <table:table-cell table:style-name="ce1" office:value-type="string" calcext:value-type="string">
            <text:p>true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recursive/Addition02.yml</text:p>
          </table:table-cell>
          <table:table-cell table:number-columns-repeated="7"/>
          <table:table-cell table:style-name="ce1" office:value-type="string" calcext:value-type="string">
            <text:p>true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recursive/BallRajamani-SPIN2000-Fig1.yml</text:p>
          </table:table-cell>
          <table:table-cell table:number-columns-repeated="7"/>
          <table:table-cell table:style-name="ce1" office:value-type="string" calcext:value-type="string">
            <text:p>true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recursive/EvenOdd03.yml</text:p>
          </table:table-cell>
          <table:table-cell table:number-columns-repeated="7"/>
          <table:table-cell table:style-name="ce1" office:value-type="string" calcext:value-type="string">
            <text:p>true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recursive/Fibonacci04.yml</text:p>
          </table:table-cell>
          <table:table-cell table:number-columns-repeated="7"/>
          <table:table-cell office:value-type="string" calcext:value-type="string">
            <text:p>unknown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recursive/Fibonacci05.yml</text:p>
          </table:table-cell>
          <table:table-cell table:number-columns-repeated="7"/>
          <table:table-cell office:value-type="string" calcext:value-type="string">
            <text:p>unknown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recursive/McCarthy91-1.yml</text:p>
          </table:table-cell>
          <table:table-cell table:number-columns-repeated="7"/>
          <table:table-cell table:style-name="ce1" office:value-type="string" calcext:value-type="string">
            <text:p>true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recursive-simple/id2_b3_o2.yml</text:p>
          </table:table-cell>
          <table:table-cell table:number-columns-repeated="7"/>
          <table:table-cell table:style-name="ce1" office:value-type="string" calcext:value-type="string">
            <text:p>true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recursive-simple/id_b3_o2-2.yml</text:p>
          </table:table-cell>
          <table:table-cell table:number-columns-repeated="7"/>
          <table:table-cell table:style-name="ce1" office:value-type="string" calcext:value-type="string">
            <text:p>true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recursive-simple/id_o10.yml</text:p>
          </table:table-cell>
          <table:table-cell table:number-columns-repeated="7"/>
          <table:table-cell table:style-name="ce1" office:value-type="string" calcext:value-type="string">
            <text:p>true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recursive-simple/id_o100.yml</text:p>
          </table:table-cell>
          <table:table-cell table:number-columns-repeated="7"/>
          <table:table-cell table:style-name="ce1" office:value-type="string" calcext:value-type="string">
            <text:p>true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recursive-simple/id_o1000.yml</text:p>
          </table:table-cell>
          <table:table-cell table:number-columns-repeated="7"/>
          <table:table-cell office:value-type="string" calcext:value-type="string">
            <text:p>unknown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recursive-simple/id_o20.yml</text:p>
          </table:table-cell>
          <table:table-cell table:number-columns-repeated="7"/>
          <table:table-cell table:style-name="ce1" office:value-type="string" calcext:value-type="string">
            <text:p>true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recursive-simple/id_o200.yml</text:p>
          </table:table-cell>
          <table:table-cell table:number-columns-repeated="7"/>
          <table:table-cell table:style-name="ce1" office:value-type="string" calcext:value-type="string">
            <text:p>true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recursive-simple/id_o3.yml</text:p>
          </table:table-cell>
          <table:table-cell table:number-columns-repeated="7"/>
          <table:table-cell table:style-name="ce1" office:value-type="string" calcext:value-type="string">
            <text:p>true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recursive-simple/sum_non_eq-3.yml</text:p>
          </table:table-cell>
          <table:table-cell table:number-columns-repeated="7"/>
          <table:table-cell table:style-name="ce1" office:value-type="string" calcext:value-type="string">
            <text:p>true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loops/array-2.yml</text:p>
          </table:table-cell>
          <table:table-cell table:number-columns-repeated="6"/>
          <table:table-cell table:style-name="ce1" office:value-type="string" calcext:value-type="string">
            <text:p>true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loops/compact.yml</text:p>
          </table:table-cell>
          <table:table-cell table:number-columns-repeated="6"/>
          <table:table-cell table:style-name="ce1" office:value-type="string" calcext:value-type="string">
            <text:p>true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loops/count_up_down-2.yml</text:p>
          </table:table-cell>
          <table:table-cell table:number-columns-repeated="6"/>
          <table:table-cell office:value-type="string" calcext:value-type="string">
            <text:p>unknow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loops/eureka_01-1.yml</text:p>
          </table:table-cell>
          <table:table-cell table:number-columns-repeated="6"/>
          <table:table-cell table:style-name="ce1" office:value-type="string" calcext:value-type="string">
            <text:p>true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loops/for_bounded_loop1.yml</text:p>
          </table:table-cell>
          <table:table-cell table:number-columns-repeated="6"/>
          <table:table-cell table:style-name="ce1" office:value-type="string" calcext:value-type="string">
            <text:p>true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loops/insertion_sort-1.yml</text:p>
          </table:table-cell>
          <table:table-cell table:number-columns-repeated="6"/>
          <table:table-cell office:value-type="string" calcext:value-type="string">
            <text:p>unknow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loops/invert_string-1.yml</text:p>
          </table:table-cell>
          <table:table-cell table:number-columns-repeated="6"/>
          <table:table-cell office:value-type="string" calcext:value-type="string">
            <text:p>unknow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loops/linear_search.yml</text:p>
          </table:table-cell>
          <table:table-cell table:number-columns-repeated="6"/>
          <table:table-cell table:style-name="ce1" office:value-type="string" calcext:value-type="string">
            <text:p>true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loops/matrix-2.yml</text:p>
          </table:table-cell>
          <table:table-cell table:number-columns-repeated="6"/>
          <table:table-cell office:value-type="string" calcext:value-type="string">
            <text:p>unknow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loops/nec20.yml</text:p>
          </table:table-cell>
          <table:table-cell table:number-columns-repeated="6"/>
          <table:table-cell table:style-name="ce1" office:value-type="string" calcext:value-type="string">
            <text:p>true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loops/string-2.yml</text:p>
          </table:table-cell>
          <table:table-cell table:number-columns-repeated="6"/>
          <table:table-cell table:style-name="ce1" office:value-type="string" calcext:value-type="string">
            <text:p>true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loops/sum01-1.yml</text:p>
          </table:table-cell>
          <table:table-cell table:number-columns-repeated="6"/>
          <table:table-cell office:value-type="string" calcext:value-type="string">
            <text:p>unknow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loops/sum01_bug02.yml</text:p>
          </table:table-cell>
          <table:table-cell table:number-columns-repeated="6"/>
          <table:table-cell office:value-type="string" calcext:value-type="string">
            <text:p>unknow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loops/sum01_bug02_sum01_bug02_base.case.yml</text:p>
          </table:table-cell>
          <table:table-cell table:number-columns-repeated="6"/>
          <table:table-cell office:value-type="string" calcext:value-type="string">
            <text:p>unknow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loops/sum03-1.yml</text:p>
          </table:table-cell>
          <table:table-cell table:number-columns-repeated="6"/>
          <table:table-cell table:style-name="ce1" office:value-type="string" calcext:value-type="string">
            <text:p>true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loops/sum_array-1.yml</text:p>
          </table:table-cell>
          <table:table-cell table:number-columns-repeated="6"/>
          <table:table-cell office:value-type="string" calcext:value-type="string">
            <text:p>unknow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loops/terminator_01.yml</text:p>
          </table:table-cell>
          <table:table-cell table:number-columns-repeated="6"/>
          <table:table-cell table:style-name="ce1" office:value-type="string" calcext:value-type="string">
            <text:p>true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loops/terminator_02-1.yml</text:p>
          </table:table-cell>
          <table:table-cell table:number-columns-repeated="6"/>
          <table:table-cell office:value-type="string" calcext:value-type="string">
            <text:p>unknow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loops/terminator_03-1.yml</text:p>
          </table:table-cell>
          <table:table-cell table:number-columns-repeated="6"/>
          <table:table-cell table:style-name="ce1" office:value-type="string" calcext:value-type="string">
            <text:p>true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loops/trex01-1.yml</text:p>
          </table:table-cell>
          <table:table-cell table:number-columns-repeated="6"/>
          <table:table-cell table:style-name="ce1" office:value-type="string" calcext:value-type="string">
            <text:p>true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loops/trex02-2.yml</text:p>
          </table:table-cell>
          <table:table-cell table:number-columns-repeated="6"/>
          <table:table-cell office:value-type="string" calcext:value-type="string">
            <text:p>unknow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loops/trex03-1.yml</text:p>
          </table:table-cell>
          <table:table-cell table:number-columns-repeated="6"/>
          <table:table-cell office:value-type="string" calcext:value-type="string">
            <text:p>unknow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loops/vogal-2.yml</text:p>
          </table:table-cell>
          <table:table-cell table:number-columns-repeated="6"/>
          <table:table-cell table:style-name="ce1" office:value-type="string" calcext:value-type="string">
            <text:p>true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loop-acceleration/array_3-2.yml</text:p>
          </table:table-cell>
          <table:table-cell table:number-columns-repeated="6"/>
          <table:table-cell office:value-type="string" calcext:value-type="string">
            <text:p>unknow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loop-acceleration/diamond_1-2.yml</text:p>
          </table:table-cell>
          <table:table-cell table:number-columns-repeated="6"/>
          <table:table-cell table:style-name="ce1" office:value-type="string" calcext:value-type="string">
            <text:p>true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loop-acceleration/multivar_1-2.yml</text:p>
          </table:table-cell>
          <table:table-cell table:number-columns-repeated="6"/>
          <table:table-cell table:style-name="ce1" office:value-type="string" calcext:value-type="string">
            <text:p>true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loop-invgen/id_trans.yml</text:p>
          </table:table-cell>
          <table:table-cell table:number-columns-repeated="6"/>
          <table:table-cell table:style-name="ce1" office:value-type="string" calcext:value-type="string">
            <text:p>true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ldv-regression/fo_test.yml</text:p>
          </table:table-cell>
          <table:table-cell table:number-columns-repeated="5"/>
          <table:table-cell table:style-name="ce1" office:value-type="string" calcext:value-type="string">
            <text:p>tru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dv-regression/rule60_list2.c_1.yml</text:p>
          </table:table-cell>
          <table:table-cell table:number-columns-repeated="5"/>
          <table:table-cell table:style-name="ce1" office:value-type="string" calcext:value-type="string">
            <text:p>tru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dv-regression/test21-2.yml</text:p>
          </table:table-cell>
          <table:table-cell table:number-columns-repeated="5"/>
          <table:table-cell table:style-name="ce1" office:value-type="string" calcext:value-type="string">
            <text:p>tru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dv-regression/test22-2.yml</text:p>
          </table:table-cell>
          <table:table-cell table:number-columns-repeated="5"/>
          <table:table-cell office:value-type="string" calcext:value-type="string">
            <text:p>unknown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dv-regression/test23-1.yml</text:p>
          </table:table-cell>
          <table:table-cell table:number-columns-repeated="5"/>
          <table:table-cell table:style-name="ce1" office:value-type="string" calcext:value-type="string">
            <text:p>tru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dv-regression/test24-2.yml</text:p>
          </table:table-cell>
          <table:table-cell table:number-columns-repeated="5"/>
          <table:table-cell table:style-name="ce1" office:value-type="string" calcext:value-type="string">
            <text:p>tru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dv-regression/test25-1.yml</text:p>
          </table:table-cell>
          <table:table-cell table:number-columns-repeated="5"/>
          <table:table-cell office:value-type="string" calcext:value-type="string">
            <text:p>unknown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dv-regression/test28-1.yml</text:p>
          </table:table-cell>
          <table:table-cell table:number-columns-repeated="5"/>
          <table:table-cell table:style-name="ce1" office:value-type="string" calcext:value-type="string">
            <text:p>tru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dv-regression/test29-1.yml</text:p>
          </table:table-cell>
          <table:table-cell table:number-columns-repeated="5"/>
          <table:table-cell table:style-name="ce1" office:value-type="string" calcext:value-type="string">
            <text:p>tru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loats-cdfpl/newton_1_4.yml</text:p>
          </table:table-cell>
          <table:table-cell table:number-columns-repeated="4"/>
          <table:table-cell office:value-type="string" calcext:value-type="string">
            <text:p>unknow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floats-cdfpl/newton_1_5.yml</text:p>
          </table:table-cell>
          <table:table-cell table:number-columns-repeated="4"/>
          <table:table-cell office:value-type="string" calcext:value-type="string">
            <text:p>unknow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floats-cdfpl/newton_1_6.yml</text:p>
          </table:table-cell>
          <table:table-cell table:number-columns-repeated="4"/>
          <table:table-cell office:value-type="string" calcext:value-type="string">
            <text:p>unknow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floats-cdfpl/newton_1_7.yml</text:p>
          </table:table-cell>
          <table:table-cell table:number-columns-repeated="4"/>
          <table:table-cell office:value-type="string" calcext:value-type="string">
            <text:p>unknow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floats-cdfpl/newton_1_8.yml</text:p>
          </table:table-cell>
          <table:table-cell table:number-columns-repeated="4"/>
          <table:table-cell office:value-type="string" calcext:value-type="string">
            <text:p>unknow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floats-cdfpl/newton_2_6.yml</text:p>
          </table:table-cell>
          <table:table-cell table:number-columns-repeated="4"/>
          <table:table-cell office:value-type="string" calcext:value-type="string">
            <text:p>unknow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floats-cdfpl/newton_2_7.yml</text:p>
          </table:table-cell>
          <table:table-cell table:number-columns-repeated="4"/>
          <table:table-cell office:value-type="string" calcext:value-type="string">
            <text:p>unknow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floats-cdfpl/newton_2_8.yml</text:p>
          </table:table-cell>
          <table:table-cell table:number-columns-repeated="4"/>
          <table:table-cell office:value-type="string" calcext:value-type="string">
            <text:p>unknow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floats-cdfpl/newton_3_6.yml</text:p>
          </table:table-cell>
          <table:table-cell table:number-columns-repeated="4"/>
          <table:table-cell office:value-type="string" calcext:value-type="string">
            <text:p>unknow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floats-cdfpl/newton_3_7.yml</text:p>
          </table:table-cell>
          <table:table-cell table:number-columns-repeated="4"/>
          <table:table-cell office:value-type="string" calcext:value-type="string">
            <text:p>unknow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floats-cdfpl/newton_3_8.yml</text:p>
          </table:table-cell>
          <table:table-cell table:number-columns-repeated="4"/>
          <table:table-cell office:value-type="string" calcext:value-type="string">
            <text:p>unknow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floats-cdfpl/sine_1.yml</text:p>
          </table:table-cell>
          <table:table-cell table:number-columns-repeated="4"/>
          <table:table-cell office:value-type="string" calcext:value-type="string">
            <text:p>unknow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floats-cdfpl/sine_2.yml</text:p>
          </table:table-cell>
          <table:table-cell table:number-columns-repeated="4"/>
          <table:table-cell office:value-type="string" calcext:value-type="string">
            <text:p>unknow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floats-cdfpl/sine_3.yml</text:p>
          </table:table-cell>
          <table:table-cell table:number-columns-repeated="4"/>
          <table:table-cell office:value-type="string" calcext:value-type="string">
            <text:p>unknow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floats-cdfpl/square_1.yml</text:p>
          </table:table-cell>
          <table:table-cell table:number-columns-repeated="4"/>
          <table:table-cell table:style-name="ce1" office:value-type="string" calcext:value-type="string">
            <text:p>tru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floats-cdfpl/square_2.yml</text:p>
          </table:table-cell>
          <table:table-cell table:number-columns-repeated="4"/>
          <table:table-cell office:value-type="string" calcext:value-type="string">
            <text:p>unknow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floats-cdfpl/square_3.yml</text:p>
          </table:table-cell>
          <table:table-cell table:number-columns-repeated="4"/>
          <table:table-cell office:value-type="string" calcext:value-type="string">
            <text:p>unknow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float-benchs/cast_float_ptr.yml</text:p>
          </table:table-cell>
          <table:table-cell table:number-columns-repeated="4"/>
          <table:table-cell office:value-type="string" calcext:value-type="string">
            <text:p>unknow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float-benchs/cast_union_loose.yml</text:p>
          </table:table-cell>
          <table:table-cell table:number-columns-repeated="4"/>
          <table:table-cell table:style-name="ce1" office:value-type="string" calcext:value-type="string">
            <text:p>tru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float-benchs/cast_union_tight.yml</text:p>
          </table:table-cell>
          <table:table-cell table:number-columns-repeated="4"/>
          <table:table-cell table:style-name="ce1" office:value-type="string" calcext:value-type="string">
            <text:p>tru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float-benchs/float_int_inv_square.yml</text:p>
          </table:table-cell>
          <table:table-cell table:number-columns-repeated="4"/>
          <table:table-cell table:style-name="ce1" office:value-type="string" calcext:value-type="string">
            <text:p>tru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float-benchs/inv_Newton-2.yml</text:p>
          </table:table-cell>
          <table:table-cell table:number-columns-repeated="4"/>
          <table:table-cell office:value-type="string" calcext:value-type="string">
            <text:p>unknow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float-benchs/inv_Newton.c.p+cfa-reducer.yml</text:p>
          </table:table-cell>
          <table:table-cell table:number-columns-repeated="4"/>
          <table:table-cell office:value-type="string" calcext:value-type="string">
            <text:p>unknow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float-benchs/inv_square-1.yml</text:p>
          </table:table-cell>
          <table:table-cell table:number-columns-repeated="4"/>
          <table:table-cell office:value-type="string" calcext:value-type="string">
            <text:p>unknow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float-benchs/nan_double.yml</text:p>
          </table:table-cell>
          <table:table-cell table:number-columns-repeated="4"/>
          <table:table-cell office:value-type="string" calcext:value-type="string">
            <text:p>unknow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float-benchs/nan_float.yml</text:p>
          </table:table-cell>
          <table:table-cell table:number-columns-repeated="4"/>
          <table:table-cell table:style-name="ce1" office:value-type="string" calcext:value-type="string">
            <text:p>tru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float-benchs/sin_interpolated_index-1.yml</text:p>
          </table:table-cell>
          <table:table-cell table:number-columns-repeated="4"/>
          <table:table-cell office:value-type="string" calcext:value-type="string">
            <text:p>unknow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float-benchs/sqrt_poly2.yml</text:p>
          </table:table-cell>
          <table:table-cell table:number-columns-repeated="4"/>
          <table:table-cell office:value-type="string" calcext:value-type="string">
            <text:p>unknow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float-newlib/double_req_bl_0870a.yml</text:p>
          </table:table-cell>
          <table:table-cell table:number-columns-repeated="4"/>
          <table:table-cell office:value-type="string" calcext:value-type="string">
            <text:p>unknow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float-newlib/float_req_bl_0870a.yml</text:p>
          </table:table-cell>
          <table:table-cell table:number-columns-repeated="4"/>
          <table:table-cell office:value-type="string" calcext:value-type="string">
            <text:p>unknow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oop-floats-scientific-comp/loop1-2.yml</text:p>
          </table:table-cell>
          <table:table-cell table:number-columns-repeated="4"/>
          <table:table-cell table:style-name="ce1" office:value-type="string" calcext:value-type="string">
            <text:p>tru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oop-floats-scientific-comp/loop2-1.yml</text:p>
          </table:table-cell>
          <table:table-cell table:number-columns-repeated="4"/>
          <table:table-cell office:value-type="string" calcext:value-type="string">
            <text:p>unknow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eca-rers2012/Problem03_label09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03_label13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03_label26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03_label27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03_label28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03_label31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03_label35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03_label37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03_label39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03_label43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03_label45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03_label50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03_label52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04_label04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04_label06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04_label09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04_label13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04_label15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04_label18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04_label19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04_label26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04_label31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04_label32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04_label35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04_label38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04_label39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04_label45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04_label52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04_label55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05_label00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05_label01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05_label11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05_label13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05_label15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05_label18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05_label24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05_label26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05_label30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05_label32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05_label33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05_label36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05_label37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05_label38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05_label39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05_label40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05_label41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05_label44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05_label47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05_label48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05_label51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05_label55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05_label57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05_label58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06_label00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06_label01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06_label02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06_label04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06_label05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06_label09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06_label10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06_label11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06_label12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06_label15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06_label20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06_label21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06_label24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06_label27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06_label29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06_label33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06_label36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06_label37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06_label38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06_label44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06_label47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06_label48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06_label56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06_label58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06_label59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07_label03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07_label05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07_label06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07_label07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07_label09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07_label11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07_label15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07_label18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07_label19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07_label20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07_label23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07_label30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07_label31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07_label35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07_label36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07_label37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07_label39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07_label40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07_label42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07_label44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07_label46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07_label47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07_label48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07_label58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08_label01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08_label02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08_label04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08_label05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08_label06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08_label07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08_label10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08_label13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08_label15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08_label24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08_label25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08_label26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08_label28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08_label29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08_label34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08_label37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08_label43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08_label46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08_label48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08_label49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08_label50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08_label51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08_label55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08_label59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09_label02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09_label03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09_label06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09_label08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09_label10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09_label11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09_label15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09_label19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09_label20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09_label32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09_label34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09_label35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09_label36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09_label38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09_label41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09_label44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09_label46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09_label47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09_label51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09_label53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09_label54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09_label56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09_label57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09_label59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0_label12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0_label15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0_label24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0_label26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0_label28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0_label29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0_label41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0_label42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0_label46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0_label47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0_label48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0_label50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0_label55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0_label57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0_label58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1_label00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1_label08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1_label14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1_label15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1_label20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1_label29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1_label31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1_label34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1_label36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1_label39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1_label42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1_label43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1_label49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1_label51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1_label58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2_label00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2_label03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2_label06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2_label07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2_label08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2_label10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2_label13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2_label19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2_label20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2_label21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2_label25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2_label28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2_label30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2_label34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2_label35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2_label37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2_label38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2_label39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2_label40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2_label42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2_label48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2_label50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2_label51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2_label52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2_label55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3_label04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3_label06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3_label07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3_label11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3_label12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3_label16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3_label19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3_label21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3_label23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3_label24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3_label25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3_label28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3_label29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3_label30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3_label32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3_label35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3_label36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3_label40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3_label43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3_label44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3_label45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3_label48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3_label51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3_label54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3_label58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5_label00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5_label02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5_label03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5_label07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5_label09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5_label14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5_label15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5_label22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5_label23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5_label25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5_label29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5_label30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5_label33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5_label34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5_label37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5_label38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5_label39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5_label40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5_label41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5_label45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5_label47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5_label48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5_label50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5_label51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6_label00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6_label01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6_label03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6_label04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6_label05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6_label06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6_label08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6_label14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6_label15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6_label18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6_label20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6_label22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6_label27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6_label30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6_label31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6_label33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6_label37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6_label38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6_label41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6_label43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6_label44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6_label46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6_label51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6_label52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6_label54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7_label04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7_label07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7_label09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7_label13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7_label16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7_label20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7_label23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7_label25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7_label26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7_label30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7_label31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7_label33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7_label34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7_label35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7_label37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7_label40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7_label46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7_label49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7_label50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7_label52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7_label53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7_label54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7_label55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7_label57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8_label00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8_label01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8_label03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8_label06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8_label08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8_label09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8_label10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8_label12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8_label19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8_label20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8_label25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8_label27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8_label31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8_label32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8_label33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8_label34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8_label35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8_label36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8_label38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8_label39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8_label45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8_label49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8_label52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8_label55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8_label57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9_label10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9_label11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9_label14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9_label17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9_label18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9_label19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9_label21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9_label22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9_label26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9_label27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9_label28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9_label29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9_label31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9_label32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9_label41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9_label42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9_label43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9_label47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9_label50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9_label51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9_label53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9_label55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9_label58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rers2012/Problem19_label59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programs/Problem101_label00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programs/Problem101_label01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programs/Problem101_label02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programs/Problem101_label03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programs/Problem101_label04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programs/Problem101_label05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programs/Problem101_label06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programs/Problem101_label07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programs/Problem101_label08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programs/Problem101_label09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programs/Problem101_label10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programs/Problem101_label11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programs/Problem101_label12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programs/Problem101_label13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programs/Problem101_label14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programs/Problem101_label15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programs/Problem101_label16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programs/Problem101_label17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programs/Problem101_label18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programs/Problem101_label19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programs/Problem101_label20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programs/Problem101_label21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programs/Problem101_label22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programs/Problem101_label23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programs/Problem102_label01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programs/Problem102_label02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programs/Problem102_label04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programs/Problem102_label05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programs/Problem102_label06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programs/Problem102_label07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programs/Problem102_label10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programs/Problem102_label13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programs/Problem102_label15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programs/Problem102_label24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programs/Problem102_label25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programs/Problem102_label26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programs/Problem102_label28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programs/Problem102_label29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programs/Problem102_label34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programs/Problem102_label37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programs/Problem102_label43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programs/Problem102_label46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programs/Problem102_label48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programs/Problem102_label49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programs/Problem102_label50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programs/Problem102_label51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programs/Problem102_label55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programs/Problem102_label59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programs/Problem103_label32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programs/Problem103_label35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programs/Problem103_label41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programs/Problem103_label44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programs/Problem103_label46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programs/Problem103_label47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programs/Problem103_label51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programs/Problem103_label53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programs/Problem103_label54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programs/Problem103_label56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programs/Problem103_label57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ca-programs/Problem103_label59.yml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tdrivers-simplified/cdaudio_simpl1.cil-1.yml</text:p>
          </table:table-cell>
          <table:table-cell table:number-columns-repeated="2"/>
          <table:table-cell office:value-type="string" calcext:value-type="string">
            <text:p>unknow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tdrivers-simplified/floppy_simpl3.cil-1.yml</text:p>
          </table:table-cell>
          <table:table-cell table:number-columns-repeated="2"/>
          <table:table-cell office:value-type="string" calcext:value-type="string">
            <text:p>unknow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tdrivers-simplified/floppy_simpl4.cil-1.yml</text:p>
          </table:table-cell>
          <table:table-cell table:number-columns-repeated="2"/>
          <table:table-cell office:value-type="string" calcext:value-type="string">
            <text:p>unknow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tdrivers-simplified/kbfiltr_simpl2.cil-2.yml</text:p>
          </table:table-cell>
          <table:table-cell table:number-columns-repeated="2"/>
          <table:table-cell office:value-type="string" calcext:value-type="string">
            <text:p>unknow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sh-simplified/s3_clnt_1.cil-2.yml</text:p>
          </table:table-cell>
          <table:table-cell table:number-columns-repeated="2"/>
          <table:table-cell office:value-type="string" calcext:value-type="string">
            <text:p>unknow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sh-simplified/s3_clnt_2.cil-1.yml</text:p>
          </table:table-cell>
          <table:table-cell table:number-columns-repeated="2"/>
          <table:table-cell office:value-type="string" calcext:value-type="string">
            <text:p>unknow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sh-simplified/s3_clnt_3.cil-2.yml</text:p>
          </table:table-cell>
          <table:table-cell table:number-columns-repeated="2"/>
          <table:table-cell office:value-type="string" calcext:value-type="string">
            <text:p>unknow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sh-simplified/s3_clnt_4.cil-2.yml</text:p>
          </table:table-cell>
          <table:table-cell table:number-columns-repeated="2"/>
          <table:table-cell office:value-type="string" calcext:value-type="string">
            <text:p>unknow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itvector/byte_add-1.yml</text:p>
          </table:table-cell>
          <table:table-cell/>
          <table:table-cell table:style-name="ce1" office:value-type="string" calcext:value-type="string">
            <text:p>tru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bitvector/s3_clnt_1.BV.c.cil-2.yml</text:p>
          </table:table-cell>
          <table:table-cell/>
          <table:table-cell office:value-type="string" calcext:value-type="string">
            <text:p>unknown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bitvector/s3_clnt_2.BV.c.cil-2.yml</text:p>
          </table:table-cell>
          <table:table-cell/>
          <table:table-cell office:value-type="string" calcext:value-type="string">
            <text:p>unknown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bitvector/s3_clnt_3.BV.c.cil-2.yml</text:p>
          </table:table-cell>
          <table:table-cell/>
          <table:table-cell office:value-type="string" calcext:value-type="string">
            <text:p>unknown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bitvector/soft_float_1-3.c.cil.yml</text:p>
          </table:table-cell>
          <table:table-cell/>
          <table:table-cell table:style-name="ce1" office:value-type="string" calcext:value-type="string">
            <text:p>tru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bitvector/soft_float_4-3.c.cil.yml</text:p>
          </table:table-cell>
          <table:table-cell/>
          <table:table-cell table:style-name="ce1" office:value-type="string" calcext:value-type="string">
            <text:p>tru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bitvector/sum02-1.yml</text:p>
          </table:table-cell>
          <table:table-cell/>
          <table:table-cell office:value-type="string" calcext:value-type="string">
            <text:p>unknown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bitvector-regression/recHanoi03-1.yml</text:p>
          </table:table-cell>
          <table:table-cell/>
          <table:table-cell table:style-name="ce1" office:value-type="string" calcext:value-type="string">
            <text:p>tru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bitvector-loops/diamond_2-1.yml</text:p>
          </table:table-cell>
          <table:table-cell/>
          <table:table-cell table:style-name="ce1" office:value-type="string" calcext:value-type="string">
            <text:p>tru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bitvector-loops/verisec_sendmail_tTflag_arr_one_loop.yml</text:p>
          </table:table-cell>
          <table:table-cell/>
          <table:table-cell table:style-name="ce1" office:value-type="string" calcext:value-type="string">
            <text:p>tru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rray-examples/standard_copy1_ground-2.yml</text:p>
          </table:table-cell>
          <table:table-cell table:style-name="ce1" office:value-type="string" calcext:value-type="string">
            <text:p>true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array-examples/standard_copy2_ground-1.yml</text:p>
          </table:table-cell>
          <table:table-cell table:style-name="ce1" office:value-type="string" calcext:value-type="string">
            <text:p>true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array-examples/standard_copy3_ground-2.yml</text:p>
          </table:table-cell>
          <table:table-cell table:style-name="ce1" office:value-type="string" calcext:value-type="string">
            <text:p>true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array-examples/standard_copy4_ground-2.yml</text:p>
          </table:table-cell>
          <table:table-cell table:style-name="ce1" office:value-type="string" calcext:value-type="string">
            <text:p>true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array-examples/standard_copy5_ground-2.yml</text:p>
          </table:table-cell>
          <table:table-cell table:style-name="ce1" office:value-type="string" calcext:value-type="string">
            <text:p>true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array-examples/standard_copy6_ground-1.yml</text:p>
          </table:table-cell>
          <table:table-cell table:style-name="ce1" office:value-type="string" calcext:value-type="string">
            <text:p>true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array-examples/standard_copy7_ground-1.yml</text:p>
          </table:table-cell>
          <table:table-cell table:style-name="ce1" office:value-type="string" calcext:value-type="string">
            <text:p>true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array-examples/standard_copy8_ground-2.yml</text:p>
          </table:table-cell>
          <table:table-cell table:style-name="ce1" office:value-type="string" calcext:value-type="string">
            <text:p>true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array-examples/standard_copy9_ground-1.yml</text:p>
          </table:table-cell>
          <table:table-cell table:style-name="ce1" office:value-type="string" calcext:value-type="string">
            <text:p>true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array-examples/standard_partition_ground-1.yml</text:p>
          </table:table-cell>
          <table:table-cell table:style-name="ce1" office:value-type="string" calcext:value-type="string">
            <text:p>true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array-industry-pattern/array_ptr_single_elem_init-2.yml</text:p>
          </table:table-cell>
          <table:table-cell table:style-name="ce1" office:value-type="string" calcext:value-type="string">
            <text:p>true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array-industry-pattern/array_single_elem_init.yml</text:p>
          </table:table-cell>
          <table:table-cell office:value-type="string" calcext:value-type="string">
            <text:p>unknown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reducercommutativity/rangesum.yml</text:p>
          </table:table-cell>
          <table:table-cell office:value-type="string" calcext:value-type="string">
            <text:p>unknown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reducercommutativity/rangesum05.yml</text:p>
          </table:table-cell>
          <table:table-cell table:style-name="ce1" office:value-type="string" calcext:value-type="string">
            <text:p>true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reducercommutativity/rangesum10.yml</text:p>
          </table:table-cell>
          <table:table-cell table:style-name="ce1" office:value-type="string" calcext:value-type="string">
            <text:p>true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reducercommutativity/rangesum20.yml</text:p>
          </table:table-cell>
          <table:table-cell table:style-name="ce1" office:value-type="string" calcext:value-type="string">
            <text:p>true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reducercommutativity/rangesum40.yml</text:p>
          </table:table-cell>
          <table:table-cell table:style-name="ce1" office:value-type="string" calcext:value-type="string">
            <text:p>true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reducercommutativity/rangesum60.yml</text:p>
          </table:table-cell>
          <table:table-cell table:style-name="ce1" office:value-type="string" calcext:value-type="string">
            <text:p>true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array-tiling/mlceu.yml</text:p>
          </table:table-cell>
          <table:table-cell office:value-type="string" calcext:value-type="string">
            <text:p>unknown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array-tiling/skippedu.yml</text:p>
          </table:table-cell>
          <table:table-cell office:value-type="string" calcext:value-type="string">
            <text:p>unknown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array-programs/copysome1-2.yml</text:p>
          </table:table-cell>
          <table:table-cell office:value-type="string" calcext:value-type="string">
            <text:p>unknown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array-programs/copysome2-2.yml</text:p>
          </table:table-cell>
          <table:table-cell office:value-type="string" calcext:value-type="string">
            <text:p>unknown</text:p>
          </table:table-cell>
          <table:table-cell table:number-columns-repeated="62"/>
        </table:table-row>
        <table:table-row table:style-name="ro1">
          <table:table-cell/>
          <table:table-cell table:formula="of:=COUNTIF([.B4:.B639];&quot;=true&quot;)" office:value-type="float" office:value="16" calcext:value-type="float">
            <text:p>16</text:p>
          </table:table-cell>
          <table:table-cell table:formula="of:=COUNTIF([.C4:.C639];&quot;=true&quot;)" office:value-type="float" office:value="6" calcext:value-type="float">
            <text:p>6</text:p>
          </table:table-cell>
          <table:table-cell table:formula="of:=COUNTIF([.D4:.D639];&quot;=true&quot;)" office:value-type="float" office:value="0" calcext:value-type="float">
            <text:p>0</text:p>
          </table:table-cell>
          <table:table-cell table:formula="of:=COUNTIF([.E4:.E639];&quot;=true&quot;)" office:value-type="float" office:value="0" calcext:value-type="float">
            <text:p>0</text:p>
          </table:table-cell>
          <table:table-cell table:formula="of:=COUNTIF([.F4:.F639];&quot;=true&quot;)" office:value-type="float" office:value="6" calcext:value-type="float">
            <text:p>6</text:p>
          </table:table-cell>
          <table:table-cell table:formula="of:=COUNTIF([.G4:.G639];&quot;=true&quot;)" office:value-type="float" office:value="7" calcext:value-type="float">
            <text:p>7</text:p>
          </table:table-cell>
          <table:table-cell table:formula="of:=COUNTIF([.H4:.H639];&quot;=true&quot;)" office:value-type="float" office:value="15" calcext:value-type="float">
            <text:p>15</text:p>
          </table:table-cell>
          <table:table-cell table:formula="of:=COUNTIF([.I4:.I639];&quot;=true&quot;)" office:value-type="float" office:value="13" calcext:value-type="float">
            <text:p>13</text:p>
          </table:table-cell>
          <table:table-cell table:formula="of:=COUNTIF([.J4:.J639];&quot;=true&quot;)" office:value-type="float" office:value="15" calcext:value-type="float">
            <text:p>15</text:p>
          </table:table-cell>
          <table:table-cell table:formula="of:=SUM([.B640:.J640])" office:value-type="float" office:value="78" calcext:value-type="float">
            <text:p>78</text:p>
          </table:table-cell>
          <table:table-cell table:number-columns-repeated="53"/>
        </table:table-row>
        <table:table-row table:style-name="ro1">
          <table:table-cell/>
          <table:table-cell table:formula="of:=COUNTA([.B4:.B639])" office:value-type="float" office:value="22" calcext:value-type="float">
            <text:p>22</text:p>
          </table:table-cell>
          <table:table-cell table:formula="of:=COUNTA([.C4:.C639])" office:value-type="float" office:value="10" calcext:value-type="float">
            <text:p>10</text:p>
          </table:table-cell>
          <table:table-cell table:formula="of:=COUNTA([.D4:.D639])" office:value-type="float" office:value="8" calcext:value-type="float">
            <text:p>8</text:p>
          </table:table-cell>
          <table:table-cell table:formula="of:=COUNTA([.E4:.E639])" office:value-type="float" office:value="412" calcext:value-type="float">
            <text:p>412</text:p>
          </table:table-cell>
          <table:table-cell table:formula="of:=COUNTA([.F4:.F639])" office:value-type="float" office:value="32" calcext:value-type="float">
            <text:p>32</text:p>
          </table:table-cell>
          <table:table-cell table:formula="of:=COUNTA([.G4:.G639])" office:value-type="float" office:value="9" calcext:value-type="float">
            <text:p>9</text:p>
          </table:table-cell>
          <table:table-cell table:formula="of:=COUNTA([.H4:.H639])" office:value-type="float" office:value="27" calcext:value-type="float">
            <text:p>27</text:p>
          </table:table-cell>
          <table:table-cell table:formula="of:=COUNTA([.I4:.I639])" office:value-type="float" office:value="16" calcext:value-type="float">
            <text:p>16</text:p>
          </table:table-cell>
          <table:table-cell table:formula="of:=COUNTA([.J4:.J639])" office:value-type="float" office:value="100" calcext:value-type="float">
            <text:p>100</text:p>
          </table:table-cell>
          <table:table-cell table:formula="of:=AVERAGE([.B641:.J641])" office:value-type="float" office:value="70.6666666666667" calcext:value-type="float">
            <text:p>70.6666666666667</text:p>
          </table:table-cell>
          <table:table-cell table:number-columns-repeated="53"/>
        </table:table-row>
        <table:table-row table:style-name="ro1">
          <table:table-cell/>
          <table:table-cell table:formula="of:=[.B640]/[.B641]" office:value-type="float" office:value="0.727272727272727" calcext:value-type="float">
            <text:p>0.727272727272727</text:p>
          </table:table-cell>
          <table:table-cell table:formula="of:=[.C640]/[.C641]" office:value-type="float" office:value="0.6" calcext:value-type="float">
            <text:p>0.6</text:p>
          </table:table-cell>
          <table:table-cell table:formula="of:=[.D640]/[.D641]" office:value-type="float" office:value="0" calcext:value-type="float">
            <text:p>0</text:p>
          </table:table-cell>
          <table:table-cell table:formula="of:=[.E640]/[.E641]" office:value-type="float" office:value="0" calcext:value-type="float">
            <text:p>0</text:p>
          </table:table-cell>
          <table:table-cell table:formula="of:=[.F640]/[.F641]" office:value-type="float" office:value="0.1875" calcext:value-type="float">
            <text:p>0.1875</text:p>
          </table:table-cell>
          <table:table-cell table:formula="of:=[.G640]/[.G641]" office:value-type="float" office:value="0.777777777777778" calcext:value-type="float">
            <text:p>0.777777777777778</text:p>
          </table:table-cell>
          <table:table-cell table:formula="of:=[.H640]/[.H641]" office:value-type="float" office:value="0.555555555555556" calcext:value-type="float">
            <text:p>0.555555555555556</text:p>
          </table:table-cell>
          <table:table-cell table:formula="of:=[.I640]/[.I641]" office:value-type="float" office:value="0.8125" calcext:value-type="float">
            <text:p>0.8125</text:p>
          </table:table-cell>
          <table:table-cell table:formula="of:=[.J640]/[.J641]" office:value-type="float" office:value="0.15" calcext:value-type="float">
            <text:p>0.15</text:p>
          </table:table-cell>
          <table:table-cell table:formula="of:=SUM([.B642:.J642])" office:value-type="float" office:value="3.81060606060606" calcext:value-type="float">
            <text:p>3.81060606060606</text:p>
          </table:table-cell>
          <table:table-cell table:number-columns-repeated="53"/>
        </table:table-row>
        <table:table-row table:style-name="ro1">
          <table:table-cell table:number-columns-repeated="10"/>
          <table:table-cell table:style-name="ce2" table:formula="of:=[.K641]*[.K642]" office:value-type="float" office:value="269.282828282828" calcext:value-type="float">
            <text:p>269.282828282828</text:p>
          </table:table-cell>
          <table:table-cell table:number-columns-repeated="5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05">00/00/0000</text:date>, <text:time style:data-style-name="N2" text:time-value="14:32:33.41640878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19-11-05T15:01:58.704448757</dc:date>
    <meta:editing-duration>PT37M5S</meta:editing-duration>
    <meta:editing-cycles>3</meta:editing-cycles>
    <meta:generator>LibreOffice/6.3.2.2$Linux_X86_64 LibreOffice_project/30$Build-2</meta:generator>
    <meta:document-statistic meta:table-count="1" meta:cell-count="1333" meta:object-count="0"/>
  </office:meta>
</office:document-meta>
</file>